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45A5BCE41EDAAF8D6D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9.135cm" draw:z-index="0"><draw:image xlink:href="Pictures/10000000000004000000045A5BCE41EDAAF8D6D8.jpg" xlink:type="simple" xlink:show="embed" xlink:actuate="onLoad" loext:mime-type="image/jpeg"/></draw:frame><draw:line text:anchor-type="paragraph" draw:z-index="1" draw:name="Shape1" draw:style-name="gr1" draw:text-style-name="P1" svg:x1="0cm" svg:y1="5.833cm" svg:x2="17.422cm" svg:y2="5.833cm"><text:p/></draw:line><draw:line text:anchor-type="paragraph" draw:z-index="2" draw:name="Shape1" draw:style-name="gr1" draw:text-style-name="P1" svg:x1="0cm" svg:y1="4.438cm" svg:x2="17.422cm" svg:y2="4.438cm"><text:p/></draw:line><draw:line text:anchor-type="paragraph" draw:z-index="3" draw:name="Shape1" draw:style-name="gr1" draw:text-style-name="P1" svg:x1="0cm" svg:y1="3.441cm" svg:x2="17.422cm" svg:y2="3.441cm"><text:p/></draw:line><draw:line text:anchor-type="paragraph" draw:z-index="4" draw:name="Shape1" draw:style-name="gr2" draw:text-style-name="P1" svg:x1="0cm" svg:y1="2.046cm" svg:x2="17.422cm" svg:y2="2.046cm"><text:p/></draw:line><draw:line text:anchor-type="paragraph" draw:z-index="5" draw:name="Shape1" draw:style-name="gr1" draw:text-style-name="P1" svg:x1="0cm" svg:y1="6.431cm" svg:x2="17.422cm" svg:y2="6.431cm"><text:p/></draw:line><draw:line text:anchor-type="paragraph" draw:z-index="6" draw:name="Shape1" draw:style-name="gr1" draw:text-style-name="P1" svg:x1="0cm" svg:y1="10.019cm" svg:x2="17.422cm" svg:y2="10.019cm"><text:p/></draw:line><draw:line text:anchor-type="paragraph" draw:z-index="7" draw:name="Shape1" draw:style-name="gr1" draw:text-style-name="P1" svg:x1="0cm" svg:y1="12.211cm" svg:x2="17.422cm" svg:y2="12.211cm"><text:p/></draw:line><draw:line text:anchor-type="paragraph" draw:z-index="8" draw:name="Shape1" draw:style-name="gr1" draw:text-style-name="P1" svg:x1="0cm" svg:y1="14.404cm" svg:x2="17.422cm" svg:y2="14.404cm"><text:p/></draw:line><draw:line text:anchor-type="paragraph" draw:z-index="9" draw:name="Shape1" draw:style-name="gr1" draw:text-style-name="P1" svg:x1="0cm" svg:y1="15.401cm" svg:x2="17.422cm" svg:y2="15.401cm"><text:p/></draw:line><draw:line text:anchor-type="paragraph" draw:z-index="10" draw:name="Shape1" draw:style-name="gr1" draw:text-style-name="P1" svg:x1="0cm" svg:y1="17.394cm" svg:x2="17.422cm" svg:y2="17.394cm"><text:p/></draw:line><draw:line text:anchor-type="paragraph" draw:z-index="11" draw:name="Shape1" draw:style-name="gr2" draw:text-style-name="P1" svg:x1="0cm" svg:y1="19.188cm" svg:x2="17.422cm" svg:y2="19.188cm"><text:p/></draw:line><draw:line text:anchor-type="paragraph" draw:z-index="12" draw:name="Shape2" draw:style-name="gr1" draw:text-style-name="P1" svg:x1="2.586cm" svg:y1="1.833cm" svg:x2="2.586cm" svg:y2="21.169cm"><text:p/></draw:line><draw:line text:anchor-type="paragraph" draw:z-index="13" draw:name="Shape2" draw:style-name="gr1" draw:text-style-name="P1" svg:x1="2.387cm" svg:y1="1.833cm" svg:x2="2.387cm" svg:y2="21.169cm"><text:p/></draw:line><draw:line text:anchor-type="paragraph" draw:z-index="14" draw:name="Shape2" draw:style-name="gr1" draw:text-style-name="P1" svg:x1="2.985cm" svg:y1="1.833cm" svg:x2="2.985cm" svg:y2="21.169cm"><text:p/></draw:line><draw:line text:anchor-type="paragraph" draw:z-index="15" draw:name="Shape2" draw:style-name="gr1" draw:text-style-name="P1" svg:x1="3.981cm" svg:y1="1.833cm" svg:x2="3.981cm" svg:y2="21.169cm"><text:p/></draw:line><draw:line text:anchor-type="paragraph" draw:z-index="16" draw:name="Shape2" draw:style-name="gr1" draw:text-style-name="P1" svg:x1="4.978cm" svg:y1="1.833cm" svg:x2="4.978cm" svg:y2="21.169cm"><text:p/></draw:line><draw:line text:anchor-type="paragraph" draw:z-index="17" draw:name="Shape2" draw:style-name="gr1" draw:text-style-name="P1" svg:x1="6.971cm" svg:y1="1.833cm" svg:x2="6.971cm" svg:y2="21.169cm"><text:p/></draw:line><draw:line text:anchor-type="paragraph" draw:z-index="18" draw:name="Shape2" draw:style-name="gr1" draw:text-style-name="P1" svg:x1="0.991cm" svg:y1="1.833cm" svg:x2="0.991cm" svg:y2="21.16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.Skip </meta:initial-creator>
    <meta:creation-date>2019-11-09T11:53:18.395305536</meta:creation-date>
    <dc:date>2019-11-09T12:01:34.043979352</dc:date>
    <dc:creator>B.Skip </dc:creator>
    <meta:editing-duration>PT8M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2.1$Linux_X86_64 LibreOffice_project/f7f06a8f319e4b62f9bc5095aa112a65d2f3ac89</meta:generator>
  </office:meta>
</office:document-meta>
</file>